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715a" officeooo:paragraph-rsid="0013715a"/>
    </style:style>
    <style:style style:name="P2" style:family="paragraph" style:parent-style-name="Heading_20_1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Verslag Project Databases</text:p>
      <text:h text:style-name="Heading_20_1" text:outline-level="1">Attendees</text:h>
      <text:p text:style-name="P1"></text:p>
      <text:p text:style-name="P1">Attended: Nisse, Filip, Jens, Thanh Danh</text:p>
      <text:p text:style-name="P1">Excused: David</text:p>
      <text:p text:style-name="P1"></text:p>
      <text:p text:style-name="P1">Date: 18/02/2016</text:p>
      <text:p text:style-name="P1"></text:p>
      <text:h text:style-name="Heading_20_1" text:outline-level="1"><text:s/>Status</text:h>
      <text:p text:style-name="P1"></text:p>
      <text:p text:style-name="P1"><text:s/>Logo is af.</text:p>
      <text:p text:style-name="P1"></text:p>
      <text:h text:style-name="Heading_20_1" text:outline-level="1"><text:s/>Onderwerpen</text:h>
      <text:p text:style-name="P1">De structuren en logo zijn aangemaakt. We hebben keuzen gemaakt omtrent het design.</text:p>
      <text:p text:style-name="P1"></text:p>
      <text:h text:style-name="Heading_20_1" text:outline-level="1">Afspraken en planning</text:h>
      <text:p text:style-name="P1"></text:p>
      <text:p text:style-name="P1">Server side moet er een database file zijn die het ERM omzet in SQL. -&gt; Filip</text:p>
      <text:p text:style-name="P1">Server side de api -&gt; Nisse</text:p>
      <text:p text:style-name="P1"></text:p>
      <text:p text:style-name="P1">Client side moeten er pages gerenderd worden met een menu. -&gt; Jens</text:p>
      <text:p text:style-name="P1">Client side de api -&gt; Thanh Dan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2:57:12.219739017</meta:creation-date>
    <dc:date>2016-02-22T22:59:24.728770568</dc:date>
    <meta:editing-duration>P0D</meta:editing-duration>
    <meta:editing-cycles>1</meta:editing-cycles>
    <meta:document-statistic meta:table-count="0" meta:image-count="0" meta:object-count="0" meta:page-count="1" meta:paragraph-count="22" meta:word-count="80" meta:character-count="465" meta:non-whitespace-character-count="380"/>
    <meta:generator>LibreOffice/4.2.7.2$Linux_X86_64 LibreOffice_project/420m0$Build-2</meta:generator>
  </office:meta>
</office:document-meta>
</file>